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1B18000004D40000018583860FE75BC0DD3B.svg" manifest:media-type="image/svg+xml"/>
  <manifest:file-entry manifest:full-path="Pictures/100000010000009900000014F39C7626A197CCA1.png" manifest:media-type="image/png"/>
  <manifest:file-entry manifest:full-path="Pictures/100030CE00000A300000014E21FF53CDDE52F37B.svg" manifest:media-type="image/svg+xml"/>
  <manifest:file-entry manifest:full-path="Pictures/100000010000005E000000155AF46CE78C3C2F50.png" manifest:media-type="image/png"/>
  <manifest:file-entry manifest:full-path="Pictures/10001C03000006450000015F83327819D5B150A3.svg" manifest:media-type="image/svg+xml"/>
  <manifest:file-entry manifest:full-path="Pictures/10000001000000480000001745C3B65D39B48FD8.png" manifest:media-type="image/png"/>
  <manifest:file-entry manifest:full-path="Pictures/100000010000003F000000132AB6CA45315E03D1.png" manifest:media-type="image/png"/>
  <manifest:file-entry manifest:full-path="Pictures/1000127B000004340000013C165E8C91F9A9B713.svg" manifest:media-type="image/svg+xml"/>
  <manifest:file-entry manifest:full-path="Pictures/100000010000003F00000013691ED302C1509CD1.png" manifest:media-type="image/png"/>
  <manifest:file-entry manifest:full-path="Pictures/10001B910000063E0000017ACA8B611140831E51.svg" manifest:media-type="image/svg+xml"/>
  <manifest:file-entry manifest:full-path="Pictures/1000072D00000101000000F8B189FC64D1BE8986.svg" manifest:media-type="image/svg+xml"/>
  <manifest:file-entry manifest:full-path="Pictures/100000010000003E00000013FEBDA605DEFA2F55.png" manifest:media-type="image/png"/>
  <manifest:file-entry manifest:full-path="Pictures/100000010000000F0000000F739F681F1A7C1EA5.png" manifest:media-type="image/png"/>
  <manifest:file-entry manifest:full-path="Pictures/10000001000003CC000005A0D4F7B6DEDF4E04C9.png" manifest:media-type="image/png"/>
  <manifest:file-entry manifest:full-path="Pictures/100010E0000004290000013C9818C8DF5887B8A5.svg" manifest:media-type="image/svg+xml"/>
  <manifest:file-entry manifest:full-path="Pictures/100000010000005E00000016B18030D4D6F36BE4.png" manifest:media-type="image/png"/>
  <manifest:file-entry manifest:full-path="Pictures/100012F1000004380000013C44A439460F3E3611.svg" manifest:media-type="image/svg+xml"/>
  <manifest:file-entry manifest:full-path="Pictures/1000000100000610000006A84D54859C8CA09FE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9.2cm" fo:min-width="5.902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8.285cm" fo:min-width="3.15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6" style:family="graphic" style:parent-style-name="standard">
      <style:graphic-properties draw:stroke="solid" svg:stroke-width="0.025cm" svg:stroke-color="#ff0000" draw:stroke-linejoin="miter" svg:stroke-linecap="butt" draw:fill="solid" draw:fill-color="#ff0000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101cm" svg:stroke-color="#000000" draw:stroke-linejoin="miter" svg:stroke-linecap="butt" draw:fill="none" fo:padding-top="0.05cm" fo:padding-bottom="0.05cm" fo:padding-left="0.05cm" fo:padding-right="0.05cm"/>
    </style:style>
    <style:style style:name="gr10" style:family="graphic" style:parent-style-name="standard">
      <style:graphic-properties draw:stroke="solid" svg:stroke-width="0.025cm" svg:stroke-color="#0000ff" draw:stroke-linejoin="miter" svg:stroke-linecap="butt" draw:fill="solid" draw:fill-color="#0000ff" fo:padding-top="0.012cm" fo:padding-bottom="0.012cm" fo:padding-left="0.012cm" fo:padding-right="0.012cm"/>
    </style:style>
    <style:style style:name="gr11" style:family="graphic" style:parent-style-name="objectwithoutfill">
      <style:graphic-properties draw:stroke="dash" draw:stroke-dash="Dash_20__28_Rounded_29_" svg:stroke-width="0.081cm" svg:stroke-color="#ff0000" draw:marker-start-width="0.321cm" draw:marker-end="Arrowheads_20_4" draw:marker-end-width="0.421cm" svg:stroke-opacity="30%" svg:stroke-linecap="round" draw:fill="none" draw:textarea-horizontal-align="center" draw:textarea-vertical-align="middle" fo:padding-top="0.04cm" fo:padding-bottom="0.04cm" fo:padding-left="0.04cm" fo:padding-right="0.04cm"/>
    </style:style>
    <style:style style:name="gr12" style:family="graphic" style:parent-style-name="objectwithoutfill">
      <style:graphic-properties draw:stroke="dash" draw:stroke-dash="Dash_20__28_Rounded_29_" svg:stroke-width="0.081cm" svg:stroke-color="#0037ff" draw:marker-start-width="0.321cm" draw:marker-end="Arrowheads_20_5" draw:marker-end-width="0.421cm" svg:stroke-opacity="30%" svg:stroke-linecap="round" draw:fill="none" draw:textarea-horizontal-align="center" draw:textarea-vertical-align="middle" fo:padding-top="0.04cm" fo:padding-bottom="0.04cm" fo:padding-left="0.04cm" fo:padding-right="0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71cm" svg:height="18.633cm" svg:x="0.335cm" svg:y="0.299cm">
          <draw:image xlink:href="Pictures/1000000100000610000006A84D54859C8CA09FEA.png" xlink:type="simple" xlink:show="embed" xlink:actuate="onLoad" draw:mime-type="image/png">
            <text:p/>
          </draw:image>
        </draw:frame>
        <draw:custom-shape draw:style-name="gr2" draw:text-style-name="P2" draw:layer="layout" svg:width="6.402cm" svg:height="9.45cm" svg:x="7.345cm" svg:y="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657cm" svg:height="8.535cm" svg:x="8.594cm" svg:y="3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59cm" svg:height="0.756cm" svg:x="3.849cm" svg:y="0.628cm">
          <draw:image xlink:href="Pictures/100012F1000004380000013C44A439460F3E3611.svg" xlink:type="simple" xlink:show="embed" xlink:actuate="onLoad" draw:mime-type="image/svg+xml">
            <text:p/>
          </draw:image>
          <draw:image xlink:href="Pictures/100000010000003F000000132AB6CA45315E03D1.png" xlink:type="simple" xlink:show="embed" xlink:actuate="onLoad" draw:mime-type="image/png"/>
          <svg:title>TexMaths</svg:title>
          <svg:desc>24§latex§n_w=0§svg§600§TRUE§</svg:desc>
        </draw:frame>
        <draw:frame draw:style-name="gr4" draw:text-style-name="P3" draw:layer="layout" svg:width="2.554cm" svg:height="0.756cm" svg:x="4.849cm" svg:y="7.528cm">
          <draw:image xlink:href="Pictures/100010E0000004290000013C9818C8DF5887B8A5.svg" xlink:type="simple" xlink:show="embed" xlink:actuate="onLoad" draw:mime-type="image/svg+xml">
            <text:p/>
          </draw:image>
          <draw:image xlink:href="Pictures/100000010000003E00000013FEBDA605DEFA2F55.png" xlink:type="simple" xlink:show="embed" xlink:actuate="onLoad" draw:mime-type="image/png"/>
          <svg:title>TexMaths</svg:title>
          <svg:desc>24§latex§n_w=1§svg§600§TRUE§</svg:desc>
        </draw:frame>
        <draw:frame draw:style-name="gr4" draw:text-style-name="P3" draw:layer="layout" svg:width="2.58cm" svg:height="0.756cm" svg:x="14.249cm" svg:y="8.428cm">
          <draw:image xlink:href="Pictures/1000127B000004340000013C165E8C91F9A9B713.svg" xlink:type="simple" xlink:show="embed" xlink:actuate="onLoad" draw:mime-type="image/svg+xml">
            <text:p/>
          </draw:image>
          <draw:image xlink:href="Pictures/100000010000003F00000013691ED302C1509CD1.png" xlink:type="simple" xlink:show="embed" xlink:actuate="onLoad" draw:mime-type="image/png"/>
          <svg:title>TexMaths</svg:title>
          <svg:desc>24§latex§n_w=2§svg§600§TRUE§</svg:desc>
        </draw:frame>
        <draw:frame draw:style-name="gr5" draw:text-style-name="P4" draw:layer="layout" svg:width="4.73cm" svg:height="7.008cm" draw:transform="rotate (-1.5707963267949) translate (15.157cm 2.353cm)">
          <draw:image xlink:href="Pictures/10000001000003CC000005A0D4F7B6DEDF4E04C9.png" xlink:type="simple" xlink:show="embed" xlink:actuate="onLoad" draw:mime-type="image/png">
            <text:p/>
          </draw:image>
        </draw:frame>
        <draw:polygon draw:style-name="gr6" draw:text-style-name="P5" draw:layer="layout" svg:width="0.274cm" svg:height="2.033cm" svg:x="11.719cm" svg:y="1.222cm" svg:viewBox="0 0 275 2034" draw:points="101,2034 12,2030 93,166 0,163 145,0 275,174 182,170">
          <text:p/>
        </draw:polygon>
        <draw:path draw:style-name="gr7" draw:text-style-name="P6" draw:layer="layout" svg:width="8.343cm" svg:height="1.321cm" svg:x="7.67cm" svg:y="3.746cm" svg:viewBox="0 0 8344 1322" svg:d="M8173 1168c-30 11-65 21-103 32l-9-35c38-9 71-20 100-30zM7965 1223c-33 7-68 13-106 19l-5-35c37-6 71-12 104-19zM7754 1258c-34 4-70 8-106 13l-4-36c36-4 71-8 105-12zM7541 1281c-34 4-69 6-106 9l-2-35c36-3 71-6 105-9zM7330 1297c-34 3-69 5-105 7l-1-36c35-2 70-4 103-6zM7116 1309l-105 4-2-35 106-5zM6905 1316l-109 3v-36l108-2zM6690 1320l-105 1v-35l105-1zM6477 1322l-107-1v-35h107zM6264 1320l-106-1v-35l107 1zM6050 1317l-106-3 1-35 105 2zM5837 1311l-107-3 1-35 107 3zM5623 1304l-105-4 1-35 106 4zM5411 1295l-107-5 2-35 107 5zM5198 1285l-107-6 2-36 107 6zM4985 1273l-106-7 2-35 106 6zM4772 1259l-107-7 2-36 107 8zM4559 1244l-106-8 3-35 106 8zM4346 1228l-106-9 3-35 106 8zM4135 1210l-11-1-94-8 3-36 94 8 11 1zM3924 1191l-107-10 3-36 107 11zM3711 1170l-106-11 4-35 105 11zM3499 1148l-106-11 3-36 107 12zM3287 1125l-106-12 4-36 106 13zM3075 1100l-106-13 4-36 106 14zM2863 1073l-105-14 4-35 106 14zM2652 1045l-106-14 5-36 106 15zM2440 1015l-105-15 5-35 105 15zM2230 984l-106-16 5-35 107 16zM2018 950l-104-17 6-35 104 17zM1809 915l-106-19 6-35 106 19zM1598 877l-103-20 7-35 103 20zM1388 836l-104-21 7-35 104 21zM1182 793c-37-8-73-16-108-25l9-34c34 8 70 16 106 24zM972 744c-35-8-69-17-102-25l9-34c33 8 66 16 101 25zM767 692c-35-9-69-19-102-28l10-34c32 9 66 18 101 28zM562 633c-35-11-69-22-101-33l11-34c32 11 66 22 101 33zM360 564c-36-14-70-27-100-41l14-33c30 14 63 27 98 41zM163 476c-37-20-68-40-92-60l23-27c22 18 51 37 86 56zM2 321c-2-9-2-17-2-25 3-30 20-57 53-82l21 28c-24 18-37 37-38 57-1 5-1 10 0 15zM150 161c30-11 65-23 104-33l9 34c-38 10-71 21-100 32zM357 102c33-6 68-13 106-19l6 35c-37 6-72 12-104 19zM569 67c34-5 69-9 106-14l3 36c-36 4-71 8-105 13zM781 42c34-3 70-6 106-9l3 36c-36 2-72 5-106 9zM994 25c33-2 68-4 103-6l2 36c-35 1-69 3-103 5zM1205 14c35-2 71-4 108-5l1 36c-37 1-72 3-107 4zM1417 6l108-3 1 36-108 2zM1633 1l105-1v36l-105 1zM1845 0h108v36l-108-1zM2058 1l107 1-1 36-106-2zM2273 4l106 3-1 35-106-2zM2485 9l107 4-1 35-107-3zM2699 16l106 5-1 35-106-4zM2911 25l107 5-2 36-106-5zM3125 36l106 6-2 35-106-6zM3338 48l106 6-2 35-106-6zM3551 61l106 7-2 36-106-8zM3764 76l105 8-2 35-106-8zM3976 92l107 9-3 35-106-8zM4188 110l32 3 73 6-3 35-73-6-32-3zM4399 129l106 10-3 35-107-10zM4612 149l105 11-3 35-106-10zM4823 171l107 11-4 36-107-12zM5036 194l105 13-3 35-106-12zM5248 219l106 13-5 35-106-13zM5459 245l106 14-5 35-105-13zM5671 273l105 15-5 35-105-15zM5882 303l106 15-6 35-105-15zM6092 334l106 17-5 35-106-17zM6304 367l105 18-6 35-104-17zM6513 403l107 19-6 35-107-19zM6725 441l102 19-6 35-103-20zM6935 481l104 22-7 34-104-21zM7141 524c36 8 72 16 107 24l-8 35c-35-8-71-16-107-24zM7352 572c34 8 68 17 101 25l-9 34c-33-8-66-16-100-25zM7555 623c36 10 71 19 104 29l-10 34c-33-10-67-19-103-29zM7762 682c35 11 69 22 102 32l-12 34c-32-10-66-21-101-32zM7964 750c36 13 69 26 100 40l-14 32c-30-13-63-25-98-39zM8162 835c37 20 68 38 93 57l-21 29c-24-18-53-36-88-54zM8333 975c9 17 12 34 11 51-3 35-27 66-71 95l-19-30c34-22 52-45 54-68 1-10-1-21-6-32z">
          <text:p/>
        </draw:path>
        <draw:path draw:style-name="gr8" draw:text-style-name="P7" draw:layer="layout" svg:width="0.487cm" svg:height="0.487cm" svg:x="15.231cm" svg:y="4.229cm" svg:viewBox="0 0 488 488" svg:d="M488 244c0 8 0 16-1 24s-2 16-4 24c-1 8-3 16-5 23-3 8-5 15-8 23-3 7-7 14-11 21-3 7-7 14-12 21-4 7-9 13-15 19-5 6-10 12-16 18-5 6-11 11-17 16s-13 10-19 14c-7 5-14 9-21 13-7 3-14 7-22 10-7 3-15 5-22 8-8 2-16 4-23 6-8 1-16 3-24 3-8 1-16 1-24 1s-16 0-24-1c-8 0-16-2-24-3-8-2-15-4-23-6-8-3-15-5-22-8-8-3-15-7-22-10-7-4-14-8-21-13-6-4-13-9-19-14s-12-10-18-16c-5-6-11-12-16-18s-10-12-14-19-8-14-12-21-7-14-10-21c-4-8-6-15-9-23-2-7-4-15-5-23-2-8-3-16-4-24s-1-16-1-24 0-15 1-23 2-17 4-24c1-8 3-16 5-23 3-8 5-16 9-23 3-8 6-15 10-22s8-14 12-21c4-6 9-13 14-19s11-12 16-17c6-6 12-12 18-16 6-6 13-10 19-15 7-4 14-8 21-12s14-7 22-10c7-3 14-6 22-9 8-2 15-4 23-5 8-2 16-3 24-4s16-1 24-1 16 0 24 1 16 2 24 4c7 1 15 3 23 5 7 3 15 6 22 9 8 3 15 6 22 10s14 8 21 12c6 5 13 9 19 15 6 4 12 10 17 16 6 5 11 11 16 17 6 6 11 13 15 19 5 7 9 14 12 21 4 7 8 14 11 22 3 7 5 15 8 23 2 7 4 15 5 23 2 7 3 16 4 24s1 15 1 23z">
          <text:p/>
        </draw:path>
        <draw:path draw:style-name="gr9" draw:text-style-name="P4" draw:layer="layout" svg:width="0.487cm" svg:height="0.487cm" svg:x="15.231cm" svg:y="4.229cm" svg:viewBox="0 0 488 488" svg:d="M488 244c0 8 0 16-1 24s-2 16-4 24c-1 8-3 16-5 23-3 8-5 15-8 23-3 7-7 14-11 21-3 7-7 14-12 21-4 7-9 13-15 19-5 6-10 12-16 18-5 6-11 11-17 16s-13 10-19 14c-7 5-14 9-21 13-7 3-14 7-22 10-7 3-15 5-22 8-8 2-16 4-23 6-8 1-16 3-24 3-8 1-16 1-24 1s-16 0-24-1c-8 0-16-2-24-3-8-2-15-4-23-6-8-3-15-5-22-8-8-3-15-7-22-10-7-4-14-8-21-13-6-4-13-9-19-14s-12-10-18-16c-5-6-11-12-16-18s-10-12-14-19-8-14-12-21-7-14-10-21c-4-8-6-15-9-23-2-7-4-15-5-23-2-8-3-16-4-24s-1-16-1-24 0-15 1-23 2-17 4-24c1-8 3-16 5-23 3-8 5-16 9-23 3-8 6-15 10-22s8-14 12-21c4-6 9-13 14-19s11-12 16-17c6-6 12-12 18-16 6-6 13-10 19-15 7-4 14-8 21-12s14-7 22-10c7-3 14-6 22-9 8-2 15-4 23-5 8-2 16-3 24-4s16-1 24-1 16 0 24 1 16 2 24 4c7 1 15 3 23 5 7 3 15 6 22 9 8 3 15 6 22 10s14 8 21 12c6 5 13 9 19 15 6 4 12 10 17 16 6 5 11 11 16 17 6 6 11 13 15 19 5 7 9 14 12 21 4 7 8 14 11 22 3 7 5 15 8 23 2 7 4 15 5 23 2 7 3 16 4 24s1 15 1 23z">
          <text:p/>
        </draw:path>
        <draw:polygon draw:style-name="gr10" draw:text-style-name="P8" draw:layer="layout" svg:width="0.453cm" svg:height="1.069cm" svg:x="15.394cm" svg:y="3.44cm" svg:viewBox="0 0 454 1070" draw:points="85,1070 0,1043 280,148 191,120 373,0 454,202 365,174">
          <text:p/>
        </draw:polygon>
        <draw:frame draw:style-name="gr4" draw:text-style-name="P3" draw:layer="layout" svg:width="0.512cm" svg:height="0.494cm" svg:x="10.971cm" svg:y="1.385cm">
          <draw:image xlink:href="Pictures/1000072D00000101000000F8B189FC64D1BE8986.svg" xlink:type="simple" xlink:show="embed" xlink:actuate="onLoad" draw:mime-type="image/svg+xml">
            <text:p/>
          </draw:image>
          <draw:image xlink:href="Pictures/100000010000000F0000000F739F681F1A7C1EA5.png" xlink:type="simple" xlink:show="embed" xlink:actuate="onLoad" draw:mime-type="image/png"/>
          <svg:title>TexMaths</svg:title>
          <svg:desc>20§latex§\mathbf{R}§svg§600§TRUE§</svg:desc>
        </draw:frame>
        <draw:connector draw:style-name="gr11" draw:text-style-name="P1" draw:layer="layout" draw:type="curve" svg:x1="11.529cm" svg:y1="1.658cm" svg:x2="13.128cm" svg:y2="1.971cm" svg:d="M11529 1658c1200 0 401 313 1599 313" svg:viewBox="0 0 1600 314">
          <text:p/>
        </draw:connector>
        <draw:connector draw:style-name="gr12" draw:text-style-name="P1" draw:layer="layout" draw:type="curve" svg:x1="15.119cm" svg:y1="2.821cm" svg:x2="13.993cm" svg:y2="2.19cm" svg:d="M15119 2821c-844 0-282-631-1126-631" svg:viewBox="0 0 1127 632">
          <text:p/>
        </draw:connector>
        <draw:frame draw:style-name="gr4" draw:text-style-name="P3" draw:layer="layout" svg:width="3.194cm" svg:height="0.754cm" svg:x="13.194cm" svg:y="1.436cm">
          <draw:image xlink:href="Pictures/10001B910000063E0000017ACA8B611140831E51.svg" xlink:type="simple" xlink:show="embed" xlink:actuate="onLoad" draw:mime-type="image/svg+xml">
            <text:p/>
          </draw:image>
          <draw:image xlink:href="Pictures/100000010000005E00000016B18030D4D6F36BE4.png" xlink:type="simple" xlink:show="embed" xlink:actuate="onLoad" draw:mime-type="image/png"/>
          <svg:title>TexMaths</svg:title>
          <svg:desc>20§latex§Z=59\ (Pr)§svg§600§TRUE§</svg:desc>
        </draw:frame>
        <draw:frame draw:style-name="gr4" draw:text-style-name="P3" draw:layer="layout" svg:width="3.208cm" svg:height="0.7cm" svg:x="7.555cm" svg:y="1.257cm">
          <draw:image xlink:href="Pictures/10001C03000006450000015F83327819D5B150A3.svg" xlink:type="simple" xlink:show="embed" xlink:actuate="onLoad" draw:mime-type="image/svg+xml">
            <text:p/>
          </draw:image>
          <draw:image xlink:href="Pictures/100000010000005E000000155AF46CE78C3C2F50.png" xlink:type="simple" xlink:show="embed" xlink:actuate="onLoad" draw:mime-type="image/png"/>
          <svg:title>TexMaths</svg:title>
          <svg:desc>20§latex§Z=58\ (Ce)§svg§600§TRUE§</svg:desc>
        </draw:frame>
        <draw:frame draw:style-name="gr4" draw:text-style-name="P3" draw:layer="layout" svg:width="5.214cm" svg:height="0.666cm" svg:x="11.998cm" svg:y="6.257cm">
          <draw:image xlink:href="Pictures/100030CE00000A300000014E21FF53CDDE52F37B.svg" xlink:type="simple" xlink:show="embed" xlink:actuate="onLoad" draw:mime-type="image/svg+xml">
            <text:p/>
          </draw:image>
          <draw:image xlink:href="Pictures/100000010000009900000014F39C7626A197CCA1.png" xlink:type="simple" xlink:show="embed" xlink:actuate="onLoad" draw:mime-type="image/png"/>
          <svg:title>TexMaths</svg:title>
          <svg:desc>20§latex§Yrast,TW1,TW2§svg§600§TRUE§</svg:desc>
        </draw:frame>
        <draw:frame draw:style-name="gr4" draw:text-style-name="P3" draw:layer="layout" svg:width="2.47cm" svg:height="0.776cm" svg:x="14.713cm" svg:y="2.621cm">
          <draw:image xlink:href="Pictures/10001B18000004D40000018583860FE75BC0DD3B.svg" xlink:type="simple" xlink:show="embed" xlink:actuate="onLoad" draw:mime-type="image/svg+xml">
            <text:p/>
          </draw:image>
          <draw:image xlink:href="Pictures/10000001000000480000001745C3B65D39B48FD8.png" xlink:type="simple" xlink:show="embed" xlink:actuate="onLoad" draw:mime-type="image/png"/>
          <svg:title>TexMaths</svg:title>
          <svg:desc>20§latex§\pi(h_{11/2})§svg§600§TRUE§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09:08:22.788737932</meta:creation-date>
    <dc:date>2023-05-26T09:31:16.581890344</dc:date>
    <meta:editing-duration>PT22M47S</meta:editing-duration>
    <meta:editing-cycles>7</meta:editing-cycles>
    <meta:generator>LibreOffice/7.5.3.2$MacOSX_AARCH64 LibreOffice_project/9f56dff12ba03b9acd7730a5a481eea045e468f3</meta:generator>
    <meta:document-statistic meta:object-count="19"/>
  </office:meta>
</office:document-meta>
</file>